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F" svg:font-family="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</office:font-face-decls>
  <office:automatic-styles>
    <style:style style:name="P1" style:family="paragraph" style:parent-style-name="Body">
      <style:paragraph-properties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</style:tab-stops>
      </style:paragraph-properties>
    </style:style>
    <style:style style:name="P2" style:family="paragraph" style:parent-style-name="Body">
      <style:paragraph-properties fo:margin-left="0cm" fo:margin-right="-1.113cm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</style:tab-stops>
      </style:paragraph-properties>
    </style:style>
    <style:style style:name="P3" style:family="paragraph" style:parent-style-name="Body">
      <style:paragraph-properties fo:margin-left="0cm" fo:margin-right="-0.863cm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</style:tab-stops>
      </style:paragraph-properties>
    </style:style>
    <style:style style:name="P4" style:family="paragraph" style:parent-style-name="Body">
      <style:paragraph-properties fo:margin-left="0cm" fo:margin-right="-1.127cm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</style:tab-stops>
      </style:paragraph-properties>
    </style:style>
    <style:style style:name="P5" style:family="paragraph" style:parent-style-name="Body">
      <style:paragraph-properties fo:margin-left="0cm" fo:margin-right="-1.127cm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</style:tab-stops>
      </style:paragraph-properties>
      <style:text-properties style:font-name="Wingdings"/>
    </style:style>
    <style:style style:name="P6" style:family="paragraph" style:parent-style-name="Body">
      <style:paragraph-properties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</style:tab-stops>
      </style:paragraph-properties>
      <style:text-properties fo:font-size="14pt" style:font-size-asian="14pt"/>
    </style:style>
    <style:style style:name="P7" style:family="paragraph" style:parent-style-name="Body">
      <style:paragraph-properties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</style:tab-stops>
      </style:paragraph-properties>
      <style:text-properties fo:font-weight="bold" style:font-weight-asian="bold"/>
    </style:style>
    <style:style style:name="P8" style:family="paragraph" style:parent-style-name="Standard">
      <style:paragraph-properties fo:margin-left="-1.251cm" fo:margin-right="0cm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Wingdings"/>
    </style:style>
    <style:style style:name="T3" style:family="text">
      <style:text-properties style:font-name="Wingdings" fo:font-size="16pt" style:font-size-asian="16pt"/>
    </style:style>
    <style:style style:name="T4" style:family="text">
      <style:text-properties fo:font-size="16pt" style:font-size-asian="16pt"/>
    </style:style>
    <style:style style:name="T5" style:family="text">
      <style:text-properties fo:font-size="14pt" fo:font-weight="bold" style:font-size-asian="14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PPLICATION FOR MEMBERSHIP AND ASSOCIATE MEMBERSHIP OF </text:span></text:p>
      <text:p text:style-name="P1"><text:span text:style-name="T1"><text:tab/><text:tab/> TEACHERS’ CHRISTIAN FELLOWSHIP OF NSW INC.</text:span></text:p>
      <text:p text:style-name="P1"><text:tab/><text:tab/><text:tab/><text:tab/> <text:s text:c="4"/>ABN 48 491 229 109</text:p>
      <text:p text:style-name="P1"/>
      <text:p text:style-name="P1"/>
      <text:p text:style-name="P2">NAME: <text:s/>___________________________________________________________</text:p>
      <text:p text:style-name="P1"/>
      <text:p text:style-name="P3">Address: <text:s/>_________________________________________________________</text:p>
      <text:p text:style-name="P2"/>
      <text:p text:style-name="P1">Name of School / Institution: ___________________________________________</text:p>
      <text:p text:style-name="P1"/>
      <text:p text:style-name="P1">Phone: <text:s/>_______________________ <text:s text:c="2"/>Email: ______________________________</text:p>
      <text:p text:style-name="P1"/>
      <text:p text:style-name="P1">Application is for: <text:s/><text:span text:style-name="T3"></text:span> Membership ($35) <text:s text:c="2"/><text:span text:style-name="T1">or</text:span> <text:s text:c="2"/></text:p>
      <text:p text:style-name="P1"><text:tab/><text:tab/> <text:s text:c="7"/><text:span text:style-name="T3"></text:span> Associate membership ($35) - has no voting rights<text:tab/><text:tab/><text:tab/><text:tab/><text:tab/><text:tab/><text:tab/></text:p>
      <text:p text:style-name="P1"/>
      <text:p text:style-name="P1">Please tick if you are a <text:span text:style-name="T3"></text:span> Teacher in training ($10) <text:span text:style-name="T1">or</text:span> <text:s/><text:span text:style-name="T3"></text:span><text:span text:style-name="T4"> </text:span>New career teacher ($10)</text:p>
      <text:p text:style-name="P1"/>
      <text:p text:style-name="P1">Signature: _____________________________ <text:s/>Date: ____________________</text:p>
      <text:p text:style-name="P1"/>
      <text:p text:style-name="P1">FOR MEMBERS ONLY (NOT ASSOCIATE MEMBERSHIP)</text:p>
      <text:p text:style-name="P1"/>
      <text:p text:style-name="P1">Proposer and Seconder must be current TCFNSW Inc. members.</text:p>
      <text:p text:style-name="P1">If none are known to you, please leave blank. <text:span text:style-name="T1">This will not affect your application.</text:span></text:p>
      <text:p text:style-name="P1"><text:tab/><text:tab/></text:p>
      <text:p text:style-name="P1">PROPOSER: <text:s/>Name__________________________________________________</text:p>
      <text:p text:style-name="P1"/>
      <text:p text:style-name="P1">Signature: ______________________________ Date: ___________________</text:p>
      <text:p text:style-name="P1"/>
      <text:p text:style-name="P1">SECONDER: <text:s/>Name:________________________________________________</text:p>
      <text:p text:style-name="P1"/>
      <text:p text:style-name="P1">Signature: ______________________________ <text:s/>Date: ___________________</text:p>
      <text:p text:style-name="P1"/>
      <text:p text:style-name="P1">Member (not Associate member) applications <text:span text:style-name="T1">must also sign a Statement of Belief in the Christian Faith on the back of this form.</text:span></text:p>
      <text:p text:style-name="P1"><text:tab/></text:p>
      <text:p text:style-name="P4">Payment is by - <text:s/></text:p>
      <text:p text:style-name="P5"/>
      <text:p text:style-name="P4"><text:span text:style-name="T2"></text:span> mastercard/visa <text:s/></text:p>
      <text:p text:style-name="P1"/>
      <text:p text:style-name="P1">Card no. <text:s/>________ <text:s text:c="3"/>________ <text:s text:c="3"/>_________ <text:s text:c="3"/>________ <text:s text:c="3"/>Amount: ________</text:p>
      <text:p text:style-name="P1"><text:tab/><text:tab/><text:tab/> </text:p>
      <text:p text:style-name="P1">Expiry date: __________ <text:s text:c="2"/>Signature: _________________________________</text:p>
      <text:p text:style-name="P1"/>
      <text:p text:style-name="P1">Name as on card (please print): <text:s/>_____________________________________</text:p>
      <text:p text:style-name="P5"/>
      <text:p text:style-name="P4"><text:span text:style-name="T2"></text:span> <text:s/>Direct deposit to: Westpac Bank</text:p>
      <text:p text:style-name="P1"/>
      <text:p text:style-name="P1">BSB: 032-373 <text:s text:c="2"/>Account No: 128812 (Please record your name as the reference.)</text:p>
      <text:p text:style-name="P1"/>
      <text:p text:style-name="P1"><text:span text:style-name="T5"/></text:p>
      <text:p text:style-name="P1"><text:soft-page-break/><text:span text:style-name="T5">STATEMENT OF BELIEF IN THE CHRISTIAN FAITH:</text:span></text:p>
      <text:p text:style-name="P6"/>
      <text:p text:style-name="P1">I believe in God, the Father Almighty, </text:p>
      <text:p text:style-name="P1">maker of heaven and earth;</text:p>
      <text:p text:style-name="P1">and in Jesus Christ, his only Son our Lord,</text:p>
      <text:p text:style-name="P1">who was conceived by the Holy Spirit,</text:p>
      <text:p text:style-name="P1">born of the virgin Mary,</text:p>
      <text:p text:style-name="P1">suffered under Pontius Pilate, </text:p>
      <text:p text:style-name="P1">was crucified, dead and buried.</text:p>
      <text:p text:style-name="P1">He descended into hell.</text:p>
      <text:p text:style-name="P1">The third day he rose again from the dead.</text:p>
      <text:p text:style-name="P1">He ascended into heaven,</text:p>
      <text:p text:style-name="P1">and is seated at the right hand of God the Father almighty;</text:p>
      <text:p text:style-name="P1">from there he shall come to judge the living and the dead.</text:p>
      <text:p text:style-name="P1">I believe in the Holy Spirit;</text:p>
      <text:p text:style-name="P1">the holy catholic church;</text:p>
      <text:p text:style-name="P1">the communion of saints; </text:p>
      <text:p text:style-name="P1">the forgiveness of sins; </text:p>
      <text:p text:style-name="P1">the resurrection of the body,</text:p>
      <text:p text:style-name="P1">and the life everlasting. </text:p>
      <text:p text:style-name="P1"/>
      <text:p text:style-name="P1"/>
      <text:p text:style-name="P1">In seeking to be a member of Teachers’ Christian Fellowship NSW Inc, </text:p>
      <text:p text:style-name="P1">I affirm my faith in Jesus Christ as my Saviour, my Lord and my God and agree with the above statement of belief.</text:p>
      <text:p text:style-name="P1"/>
      <text:p text:style-name="P1">Name (Please print): _________________________________________</text:p>
      <text:p text:style-name="P1"/>
      <text:p text:style-name="P1">Signature: _________________________________________________ </text:p>
      <text:p text:style-name="P1"/>
      <text:p text:style-name="P1">Date: ______________________________</text:p>
      <text:p text:style-name="P1"/>
      <text:p text:style-name="P1"/>
      <text:p text:style-name="P1">Return to: TCFNSW Inc.</text:p>
      <text:p text:style-name="P1"><text:tab/> <text:s text:c="5"/>PO Box 8401<text:tab/><text:tab/><text:tab/> </text:p>
      <text:p text:style-name="P1"><text:tab/> <text:s text:c="5"/>Westfield Parramatta <text:s/>2150</text:p>
      <text:p text:style-name="P1"><text:tab/> <text:s text:c="10"/><text:tab/></text:p>
      <text:p text:style-name="P1"><text:tab/><text:tab/></text:p>
      <text:p text:style-name="P1">Ph: 0490 148 249 <text:s text:c="4"/>Website: tcfofnsw.org.au<text:tab/> <text:s text:c="4"/>Email: tcfofnsw@exemail.com.au</text:p>
      <text:p text:style-name="P1"><text:s/></text:p>
      <text:p text:style-name="P1">___________________________________________________________________ </text:p>
      <text:p text:style-name="P1"/>
      <text:p text:style-name="P1">OFFICE USE: <text:s text:c="2"/></text:p>
      <text:p text:style-name="P1"><text:s text:c="2"/></text:p>
      <text:p text:style-name="P1">Approved on <text:s/>__________________ <text:s text:c="2"/>Applicant notified: _________________</text:p>
      <text:p text:style-name="P1"/>
      <text:p text:style-name="P1">Amount rec’d <text:s/>___________ <text:s/>Date ____________ <text:s/>Receipt no._____________</text:p>
      <text:p text:style-name="P7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F" svg:font-family="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Default" style:family="paragraph">
      <style:paragraph-properties fo:margin-top="0cm" fo:margin-bottom="0cm" style:contextual-spacing="false" style:line-height-at-least="0.423cm" fo:text-align="start" style:justify-single-word="false" fo:orphans="2" fo:widows="2" style:writing-mode="lr-tb"/>
      <style:text-properties fo:color="#000000" loext:opacity="100%" style:font-name="Helvetica" fo:font-family="Helvetica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Default_20_TB" style:display-name="Default TB" style:family="paragraph" style:parent-style-name="Default"/>
    <style:style style:name="Header_20_and_20_Footer" style:display-name="Header and Footer" style:family="paragraph" style:parent-style-name="Standard" style:class="extra"/>
    <style:style style:name="Header" style:family="paragraph" style:parent-style-name="Default" loext:linked-style-name="Header_20_Char" style:class="extra">
      <style:paragraph-properties fo:text-align="center" style:justify-single-word="false"/>
      <style:text-properties fo:font-size="14pt" fo:font-weight="bold" style:font-size-asian="14pt" style:font-weight-asian="bold"/>
    </style:style>
    <style:style style:name="Body" style:family="paragraph" style:parent-style-name="Default"/>
    <style:style style:name="Footer" style:family="paragraph" style:parent-style-name="Default" loext:linked-style-name="Footer_20_Char" style:class="extra">
      <style:paragraph-properties fo:text-align="center" style:justify-single-word="false"/>
      <style:text-properties fo:font-style="italic" style:font-style-asian="italic"/>
    </style:style>
    <style:style style:name="Footnote" style:family="paragraph" style:parent-style-name="Default" style:class="extra">
      <style:text-properties fo:font-size="10pt" style:font-size-asian="10pt"/>
    </style:style>
    <style:style style:name="Default_20_Paragraph_20_Font" style:display-name="Default Paragraph Font" style:family="text"/>
    <style:style style:name="Default_20_SS" style:display-name="Default SS" style:family="text">
      <style:text-properties fo:color="#000000" loext:opacity="100%" style:font-name="Helvetica" fo:font-family="Helvetica" style:font-family-generic="roman" style:font-pitch="variable" fo:font-size="9pt" fo:language="en" fo:country="US" style:font-size-asian="9pt"/>
    </style:style>
    <style:style style:name="Header_20_Char" style:display-name="Header Char" style:family="text" style:parent-style-name="Default_20_Paragraph_20_Font" loext:linked-style-name="Header">
      <style:text-properties fo:color="#000000" loext:opacity="100%" style:font-name="Helvetica" fo:font-family="Helvetic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Footer_20_Char" style:display-name="Footer Char" style:family="text" style:parent-style-name="Default_20_Paragraph_20_Font" loext:linked-style-name="Footer">
      <style:text-properties fo:color="#000000" loext:opacity="100%" style:font-name="Helvetica" fo:font-family="Helvetica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Footnote_20_Index" style:display-name="Footnote Index" style:family="text">
      <style:text-properties fo:color="#000000" loext:opacity="100%" style:text-position="super 58%" style:font-name="Helvetica" fo:font-family="Helvetica" style:font-family-generic="roman" style:font-pitch="variable" fo:font-size="10pt" fo:language="en" fo:country="US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2cm" fo:margin-left="3.175cm" fo:margin-right="1.988cm" style:writing-mode="lr-tb" style:layout-grid-color="#c0c0c0" style:layout-grid-lines="26199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Office Computer</meta:initial-creator>
    <meta:editing-cycles>34</meta:editing-cycles>
    <meta:print-date>2015-03-12T02:25:00</meta:print-date>
    <meta:creation-date>2011-04-14T03:23:00</meta:creation-date>
    <dc:date>2023-04-27T13:31:50.475000000</dc:date>
    <meta:editing-duration>PT29M13S</meta:editing-duration>
    <meta:generator>LibreOffice/7.3.5.2$Windows_X86_64 LibreOffice_project/184fe81b8c8c30d8b5082578aee2fed2ea847c01</meta:generator>
    <meta:document-statistic meta:table-count="0" meta:image-count="0" meta:object-count="0" meta:page-count="2" meta:paragraph-count="65" meta:word-count="371" meta:character-count="2995" meta:non-whitespace-character-count="2543"/>
    <meta:user-defined meta:name="AppVersion">12.0000</meta:user-defined>
    <meta:user-defined meta:name="Company">Teachers Christian Fellowship of NSW</meta:user-defined>
    <meta:template xlink:type="simple" xlink:actuate="onRequest" xlink:title="Normal.dotm" xlink:href=""/>
  </office:meta>
</office:document-meta>
</file>